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0_Test.xml"/>
  <manifest:file-entry manifest:media-type="text/xml" manifest:full-path="Basic/Standard/M05_Parser.xml"/>
  <manifest:file-entry manifest:media-type="text/xml" manifest:full-path="Basic/Standard/M01_Common.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7">
          <table:table-cell table:number-columns-repeated="8"/>
          <table:table-cell table:style-name="ce156"/>
          <table:table-cell/>
        </table:table-row>
        <table:table-row table:style-name="ro2">
          <table:table-cell office:value-type="string">
            <text:p>&gt;&gt;&gt;&gt;</text:p>
          </table:table-cell>
          <table:table-cell table:formula="of:=TEST_PARSER([.C46:.F46])" office:value-type="string" office:string-value="4,5 sec for 751 assertions, &#13;that's ~166,9 assertions/sec">
            <text:p>4,5 sec for 751 assertions, that's ~166,9 assertions/sec</text:p>
          </table:table-cell>
          <table:table-cell table:number-columns-repeated="6"/>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7">17.04.2017</text:date>, <text:time>23:06:3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17T23:06:39.20</dc:date>
    <meta:editing-duration>P138DT3H17M59S</meta:editing-duration>
    <meta:editing-cycles>380</meta:editing-cycles>
    <meta:generator>OpenOffice/4.1.2$Win32 OpenOffice.org_project/412m3$Build-9782</meta:generator>
    <meta:document-statistic meta:table-count="10" meta:cell-count="7667"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concat()
	test_typeOf()
	test_isString()
	test_toString()
	test_id()
	test_fstArg()
	test_sndArg()
	test_swap()
	test_compose()
	test_add()
	test_mul()
	test_inRange()
	test_equ()
	test_readHe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flatten = foldl(adjoin, nil, xs)
End Function

Function reverse(Optional xs As TList)
	If isMissing(xs) Then : reverse = Fn.reverse : Exit Function : End If
	Dim result As TList
	If xs.len &lt;= 1 Then
		result = xs
	Else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f = Fn.foldr
	assertEqual(isFn(f), True).x
	assertEqual(arity(f),   3).x
	
	f = foldr(concat)
	assertEqual(isFn(f), True).x
	assertEqual(arity(f),   2).x
	
	f = foldr(concat, "xxx")
	assertEqual(isFn(f), True).x
	assertEqual(arity(f),   1).x
	
	assertEqual(apply(f, nil),                      "xxx").x
	assertEqual(apply(f, List("a")),			 	"xxxa").x
	assertEqual(apply(f, List("a", "b")),		 	"xxxab").x
	assertEqual(apply(f, List("a", "b", "c")),	 	"xxxabc").x
	assertEqual(apply(f, List("d", "a", "c", "b")),	"xxxdacb").x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toString	As Object
	concat		As Object
	readHex		As Object
	equ			As Object
	inRange		As Object

	isNil		As Object
	cons		As Object
	length		As Object
	car			As Object
	cdr			As Object
	cadr		As Object
	caddr		As Object
	foldl		As Object
	foldr		As Object
	foldl1		As Object
'	foldr1		As Object
	adjoin		As Object
	flatten 	As Object
	reverse 	As Object
	
	TParser_toString	As Object
	mkParser 			As Object
	pChoice				As Object
	maybeMakeArrowType	As Object
End Type


Sub Main
	test_Fn()
End Sub

Function newFn(name As String, arity As Integer, Optional typ)
	Dim result As New TFn
	result.which = name
	result.arity = arity
	If Not(isMissing(typ)) Then
		result.str = name &amp; " :: " &amp; toString(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toString = lookupFn("toString")
		result.concat	= lookupFn("concat")
		result.readHex	= lookupFn("readHex")
		result.equ		= lookupFn("equ")
		result.inRange	= lookupFn("inRange")

		result.isNil	= lookupFn("isNil")
		result.cons		= lookupFn("cons")
		result.length	= lookupFn("length")
		result.car 		= lookupFn("car")
		result.cdr 		= lookupFn("cdr")
		result.cadr 	= lookupFn("cadr")
		result.caddr 	= lookupFn("caddr")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Choice	= lookupFn("pChoice")
		result.maybeMakeArrowType = lookupFn("maybeMakeArrowType")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 -&gt; Bool"), _
			newFn("toString",		1, "a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Nil",			1), _
			newFn("cons",			2), _
			newFn("length",			1), _
			newFn("car",			1), _
			newFn("cdr",			1), _
			newFn("cadr",			1), _
			newFn("caddr",			1), _
			newFn("foldl",			3), _
			newFn("foldr",			3), _
			newFn("foldl1",			2), _
			newFn("foldr1",			2), _
			newFn("map",			2), _
			newFn("filter",			2), _
			newFn("adjoin",			2), _
			newFn("flatten",		1, "List List a -&gt; List a"), _
			newFn("reverse",		1, "List a -&gt; List a"), _
			_
			newFn("TParser_toString",	1, "Parser a -&gt; Str"), _
			newFn("mkParser",			2, "Str -&gt; Any -&gt; Parser a"), _
			newFn("pChoice",			2, "Parser a -&gt; Parser a -&gt; Parser a"), _
			newFn("maybeMakeArrowType",	2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toString":	result = toString(	a0)
		Case "readHex":		result = readHex(	a0)
		Case "isNil":		result = isNil(		a0)
		Case "length":		result = length(	a0)
		Case "car":			result = car(		a0)
		Case "cdr":			result = cdr(		a0)
		Case "cadr":		result = cadr(		a0)
		Case "caddr":		result = caddr(		a0)
		Case "flatten":		result = flatten(	a0)
		Case "reverse": 	result = reverse(	a0)
		Case "toArray": 	result = toArray(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cons":		result = cons(		a0, a1)
		Case "map":			result = map(		a0, a1)
		Case "filter":		result = filter(	a0, a1)
		Case "foldl1":		result = foldl1(	a0, a1)
'		Case "foldr1":		result = foldr1(	a0, a1)
		Case "adjoin":		result = adjoin(	a0, a1)
		Case "mkParser":	result = mkParser(	a0, a1)
		Case "pChoice":		result = pChoice(	a0, a1)
		Case "maybeMakeArrowType": result = maybeMakeArrowType(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a0, a1, a2)
		Case "foldr":	result = foldl(a0, a1, a2)
		Case Else
			Goto applyLast_doTheCall
	End Select
	applyLast = result
	Exit Function
applyLast_of_four:
	a0 = caddr(reverseArgs) 'fn.args(0)
	a1 = cadr(reverseArgs) 'fn.args(1)
	a2 = car(reverseArgs) 'fn.args(2)
	a3 = arg
	Select Case name
		Case "ite": If applyLast(a0, a3) Then : result = apply1(a1, a3) : Else : result = apply1(a2, a3) :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applyToList":			result = applyToList(		a(0), a(1)			)
		Case "TList_toString":		result = TList_toString(	a(0)				)
		Case "TParser_toString":	result = TParser_toString(	a(0)				)
		Case "TList_equ":			result = TList_equ(			a(0), a(1)			)
		Case Else
			croak("applyBuiltinRev: unknown function '" &amp; getFnName(fn) &amp; "'")
	End Select	
	applyBuiltinRev = result
End Function

Function applyToList(ByVal fn As Variant, ByVal args As Object)
	Dim result As Variant
	fn = asFn(fn, "applyToList: invalid 1st arg")
	If isNil(args) Then
		Dim fstr As String
		fstr = toString(fn)
		croak("applyToList: empty args list for " &amp; chr(13) &amp; fstr)
	Else
		result = fn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blaha(ByVal xs As Object)
	xs.len = 1
	xs = nil
	blaha = xs
End Function

Function test_Fn()
	Dim i As Integer
	Dim xs As Object
	xs = List("x", "y")
	assertEqual(toString(blaha(xs)), "[]").x
	'assertEqual(toString(xs), "['x', 'y']").x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Variant
End Type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Function TParser_toString(Optional p As Object)
	If isMissing(p) Then
		TParser_toString = Fn.TParser_toString
	Else
		Dim result As String
		Select Case p.tp
			Case "fail":		result = "fail"
			Case "item": 		result = "item"
			Case "return":		result = "(return " &amp; toString(p.st) &amp; ")"
			Case "str":			result = "(str " &amp; toString(p.st) &amp; ")"
			Case "choice"
				Dim alts As Object
				alts = p.st
				If isPZeroOrOne(p) Then
					' it has shape p +++ return Empty
					' so it's effectively "zero-or-one" p, which can be written as "p?"
					result = TParser_toString(car(alts)) &amp; "?"
				Else
					result = "(" &amp; TParser_toString(car(alts))
					alts = cdr(alts)
					While Not(isNil(alts))
						result = result &amp; " +++ " + TParser_toString(car(alts))
						alts = cdr(alts)
					Wend
					result = result &amp; ")"
				End If
			Case "seq"
				Dim ps As Variant, f As Object, i As Integer, args As String
				ps = p.st(0)
				f  = p.st(1)
				result = "("
				For i = LBound(ps) To UBound(ps)
					result = result &amp; "a" &amp; i &amp; " &lt;- " &amp; toString(ps(i)) &amp; chr(13) &amp; " "
					args = args &amp; " a" &amp; i
				Next i
				result = result &amp; "return someFn" &amp; args
				result = result &amp; ")"
			Case Else
				croak("TParser_toString/NYI: .tp = " &amp; toString(p.tp))
		End Select
		TParser_toString = result
	End If
End Function

Function mkParser(Optional tp As String, Optional st As Variant)
	Static oFn As Object
	Dim result As Object
	If isMissing(st) Then
		If isNull(oFn) Then : Set oFn = Fn.mkParser : End If
		If isMissing(tp) Then
			result = oFn
		Else
			result = apply1(oFn, tp)
		End If
	Else
		Set result = New Parser
		result.tyname = "TParser"
		result.tp = tp
		result.st = st
	End If
	mkParser = result
End Function

Function parseFailure()
	parseFailure = Empty
End Function

Function isParseFailure(parseResult) As Boolean
	If typeOf(parseResult) &lt;&gt; typeOf(parseFailure) Then
		isParseFailure = False
	Else
		isParseFailure = equ(parseResult, parseFailure)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If isMissing(v) Then
		If isNull(oFn) Then
			Set oFn = mkParser("return")
		End If
		pReturn = oFn
	Else
		pReturn = mkParser("return", v)
	End If
End Function

Function pBind(p As Parser, ByVal f As Variant)
	' TODO: pBind: check if p is proper Parser
	f = asFn(f, "pBind: invalid 2nd arg")
	pBind = mkParser("bind", Array(p, f))
End Function

' fails on empty string but succeeds on all others
' by returning the first character; and increasing pos by 1
Function pItem()
	Static result As Object
	If isNull(result) Then : result = mkParser("item", Nothing) : End If
	pItem = result
End Function

Function pNextAsc()
	Static result As Object
	If isNull(result) Then : Set result = pBind(pItem, compose(pReturn, Fn.asc)) : End If
	pNextAsc = result
End Function

' succeeds on strings with the given prefix t by returning t,
' and advancing pos by the length of t
Function pStr(Optional t As String)
	Static oFn As Object
	If isMissing(t) Then
		If isNull(oFn) Then : oFn = mkParser("str") : End If
		pStr = oFn
		Exit Function
	Else
		If (Len(t) = 0) Then
			croak("pStr: cannot match 'exactly' the empty string t=''")
		Else
			pStr = mkParser("str", 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If isNull(oFn) Then
		'list1 = swap(cons, nil)
		'      = \y.(swap cons) nil y
		'      = \y.cons y nil
		'      :: a -&gt; [a]
		'list2 = (swap cons) ° list1 
		'      =   \y.(swap cons) list1 y
		'      =   \y.(swap cons) (\y.cons y nil) y
		'      =   \y.(swap cons) (cons y nil)
		'      = \x y.(swap cons) (cons y nil) x 
		'      = \x y.cons x (cons y nil)
		'      :: a -&gt; a -&gt; [a]
		Set oFn = Fn.pChoice
	End If
	If isMissing(p1) Then
		pChoice = oFn
	ElseIf isMissing(p2) Then
		pChoice = apply(oFn, p1)
	Else
		' TODO: @pChoice: strip out always failing parsers
		' TODO: @pChoice: if p1 always succeeds strip out p2
	'	pChoice = mkParser("choice", List(p1, p2))
	'	Exit Function
		Dim choices As Variant
		If p2.tp = "choice" Then
			If p1.tp = "choice" Then
				choices = adjoin(p1.st, p2.st)
			Else
				choices = cons(p1,  p2.st)
			End If
		Else
			If p1.tp = "choice" Then
				choices = adjoin(p1.st, List(p2))
			Else
				choices = List(p1, p2)
			End If
		End If
		pChoice = mkParser("choice", choices)
	End If
End Function

Function isPZeroOrOne(p As Parser)
	Dim result As Boolean : result = False
	If p.tp = "choice" Then
		If length(p.st) = 2 Then
			Dim sndAlt As Parser ' 2nd alternative
			sndAlt = cadr(p.st)
			' check if it has shape p +++ return Empty (which is effectively "zero-or-one" p)
			result = ((sndAlt.tp = "return") And isEmpty(sndAlt.st))
		End If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 never fails: if p fails than pMany(p) returns nil + same pos as result,
' otherwise returns a *REVERSED list* of p results + last pos
' matches as many as possible
Function pManyRev(p As Parser)
	pManyRev = pChoice( pMany1Rev(p), pReturn(nil) )
End Function

' same as pManyRev but with the list in the order as in the parsed string
Function pMany(p As Parser)
	' Note: direct impl might give a little more perf
	pMany = pSeq(Array(pManyRev(p)), Fn.reverse)
End Function

' same as pManyRev but fails if there is no match at all
' matches as many as possible
Function pMany1Rev(p As Parser)
	pMany1Rev = mkParser("many1Rev", p)
End Function

' same as pMany but fails if there is no match at all
' matches as many as possible
Function pMany1(p As Parser)
	pMany1 = pSeq(Array(pMany1Rev(p)), Fn.reverse)
End Function

' pSeq -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pSeq = mkParser("seq", Array(ps, 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_
			pBind(pStr("0"), fstArg(pReturn(0))), _
			pBind(pStr("1"), fstArg(pReturn(1)))_
		)
		''not paying off (yet):
		result = pBind(pItem, compose(ite(inRange(Asc("0"), Asc("1")), compose(pReturn, add(-Asc("0"))), fstArg(pFail)), Fn.asc)
	End If
	pBinDigit = result
End Function

Function pDecDigit()
	Static result As Parser	' an uninitialized instance of Parser at first
	If result.tp = "" Then
		result = pChoice(pBinDigit,	pBind(pStr("2"), fstArg(pReturn(2))))
		result = pChoice(result,	pBind(pStr("3"), fstArg(pReturn(3))))
		result = pChoice(result,	pBind(pStr("4"), fstArg(pReturn(4))))
		result = pChoice(result,	pBind(pStr("5"), fstArg(pReturn(5))))
		result = pChoice(result,	pBind(pStr("6"), fstArg(pReturn(6))))
		result = pChoice(result,	pBind(pStr("7"), fstArg(pReturn(7))))
		result = pChoice(result,	pBind(pStr("8"), fstArg(pReturn(8))))
		result = pChoice(result,	pBind(pStr("9"), fstArg(pReturn(9))))
		'pDecDigit = result
		'Exit Function

		''not really paying off (yet):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Choice(pDecDigit,	pBind(pChoice(pStr("A"), pStr("a")), fstArg(pReturn(10))) )
		result = pChoice(result,	pBind(pChoice(pStr("B"), pStr("b")), fstArg(pReturn(11))) )
		result = pChoice(result,	pBind(pChoice(pStr("C"), pStr("c")), fstArg(pReturn(12))) )
		result = pChoice(result,	pBind(pChoice(pStr("D"), pStr("d")), fstArg(pReturn(13))) )
		result = pChoice(result,	pBind(pChoice(pStr("E"), pStr("e")), fstArg(pReturn(14)))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pBind(pItem, compose( _
			ite( inRange(Asc("0"), Asc("9")), _
				retZero, _
				ite(inRange(Asc("A"), Asc("F")), _
					retUpperA, _
					ite(inRange(Asc("a"), Asc("f")), _
						retLowerA, _
						fstArg(pFail) _
					) _
				) _
			), Fn.asc) _
		)

	End If
	pHexDigit = result
End Function

Function pHexNum()
	Static result As Object
	If isNull(result) Then
		'foldl1 compose(plus, mul 16)
		Set result = pSeq(Array(pMany1(pHexDigit)), apply(Fn.foldl1, compose(add, mul(16))))
	End If
	pHexNum = result
End Function

Function pHexLit()
	Static result As Parser	' an uninitialized instance of Parser at first
	If result.tp = "" Then
		result = pSeq(Array(pStr("0x"), pHexNum), sndArg)
	End If
	pHexLit = result
End Function

Function pBaseType()
	Static result As Object
	If isNull(result) Then
		Dim baseTypes as Object
		Set baseTypes = List("Bool", "Str", "Int", "Long")
		result = foldl1(pChoice, map(pStr, baseTypes))
	End If
	pBaseType = result
End Function

Function pTypeExpr()
	Static result As Object
	If isNull(result) Then
		result = pBaseType
		Dim pArrowOut As Object, recursionDummy As Object
		pArrowOut = pSeq(Array(pStr("-&gt;"), recursionDummy), sndArg)
		result = pSeq(Array(result, pZeroOrOne(pArrowOut)), _
			Fn.maybeMakeArrowType _
		)'\i o.if (isNil o) then i else (mkArrowType i (car o))
	'	msgbox(toString(pArrowOut))
		pArrowOut.st(0)(1) = result ' recursion!
	'	msgbox(toString(pArrowOut))
	End If
	pTypeExpr = result
End Function

Function mkArrowType(tIn, tOut)
	mkArrowType = "(-&gt; " &amp; tIn &amp; " " &amp; tOut &amp; ")"
End Function

Function maybeMakeArrowType(i, o)
	If isEmpty(o) Then
		maybeMakeArrowType = i
	Else
		maybeMakeArrowType = mkArrowType(i, o)
	End If
End Function

' =============================================================================

Function lookupParser(pName As String) As Parser
	Dim result As Parser
	Select Case pName
		Case "pWhite":		result = pWhite
		Case "pBinDigit":	result = pBinDigit
		Case "pDecDigit":	result = pDecDigi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Dim i As Integer, j As Integer, k As Integer
	Dim innerParser As Parser
	Dim innerParsers As Variant
	Dim lst As Object
	nxtPos = pos
	If p.tp = "return" Then
		result = Array(p.st, nxtPos)
	ElseIf p.tp = "fail" Then
		result = parseFailure
	ElseIf p.tp = "item" Then
		If pos &lt;= Len(s) Then
			nxtPos = pos + 1
			result = Array(Mid(s, pos, 1), nxtPos)
		Else
			result = parseFailure
		End If
	ElseIf p.tp = "str" Then
		Dim match As String
		Dim matchLen As Integer
		match = p.st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innerParsers = p.st
		k = length(innerParsers)
		If k = 2 Then	' if there are two alternatives
			result = applyP(car(innerParsers), s, pos)
			If isParseFailure(result) Then
				result = applyP(cadr(innerParsers), s, pos)
			End If
		ElseIf k &gt; 2 Then	' more than 2 alternatives
			Do
				innerParser = car(innerParsers)
				result = applyP(innerParser, s, pos)
				innerParsers = cdr(innerParsers)
			Loop Until (isNil(innerParsers) Or Not(isParseFailure(result)))
		Else
			croak("applying pChoice: invalid list of alternatives " &amp; chr(13) &amp; toString(innerParsers))
		End If
	ElseIf (p.tp = "many1Rev") Then
		Dim lstLen As Integer
		nxtPos = pos
		lstLen = 0
		Set lst = nil
		innerParser = p.st
		result = applyP(innerParser, s, nxtPos)
		While Not(isParseFailure(result))
			nxtPos = result(1)
			Set lst = cons(result(0), lst)
			lstLen = lstLen + 1
			result = applyP(innerParser, s, nxtPos)
		Wend
		If isNil(lst) Then
			result = parseFailure
		Else
			result = Array(lst, nxtPos)
		End If
	ElseIf p.tp = "bind" Then
		result = applyP(p.st(0), s, pos)
		If Not isParseFailure(result) Then
			nxtPos = result(1)
			fResult = apply1(p.st(1), result(0))
			' do NOT access .tp on fResult - it's effectively as fixing fResult's type to Object...!
			result = applyP(fResult, s, nxtPos)
		End If
	ElseIf p.tp = "seq" Then
		Dim t As Variant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nxtPos)
		End If
		'MsgBox("seq/" &amp; p.st(1) &amp; ": " &amp; toString(result))
	Else
		result = "unknown Parser '" &amp; p.tp &amp; "'"
		MsgBox("Error in applyP: " &amp; result)
	End If
	applyP = result
End Function


'= tests ======================================================================

Global refute_parses_pass As Object

Function [-----------------------------]()
End Function

Function test_Parser(Optional rng)
	Dim result As Variant
	Dim ticksPerSec As Long
	ticksPerSec = GetSystemTicks()
	Wait(100) ' wait a hundred milliseconds
	ticksPerSec = 10 * (GetSystemTicks() - ticksPerSec)

	Dim tm As Double, aCount As Integer, aPerSec As Double
	tm = GetSystemTicks
	aCount = assertionCount
	
	Dim failure As String
	failure = toString(parseFailure)
	refute_parses_pass = assertEqual(failure, failure)
	
	test_Parser_fail()
	test_Parser_return()
	test_Parser_item()
	test_Parser_nextAsc()
	test_Parser_str()
	test_Parser_choice()
	test_Parser_zeroOrOne()
' 0.5 sec for 279 ~&gt; 558.0 aPerSec
	test_Parser_white()
	test_Parser_baseType()
	test_Parser_TypeExpr()
	test_Parser_binDigit()
' 0.6 sec for 347 ~&gt; 578.3 aPerSec
	test_Parser_decDigit()
' 0.8 sec for 384 ~&gt; 480.0 aPerSec
	test_Parser_hexDigit()
' 1.0 sec for 433 ~&gt; 433.0 aPerSec
	test_Parser_manyRev()
	test_Parser_many()
' 1.9 sec for 565 ~&gt; 297.4 aPerSec
	test_Parser_many1Rev()
	test_Parser_many1()
' 2.5 sec for 657 ~&gt; 252.7 aPerSec
	test_Parser_seq()
	test_Parser_toString()
' 2.8 sec for 751 ~&gt; 245.7 aPerSec
	test_Parser_hexNum()
' 3.7 sec for 830 ~&gt; 204.0 aPerSec
	test_Parser_hexLit()
Goto end_of_Parser_tests
' 4.6 sec for 932 ~&gt; 191.3 aPerSec

end_of_Parser_tests:	
	aCount = assertionCount - aCount
	tm = CLng(10 * (GetSystemTicks() - tm) / ticksPerSec) / 10
	aPerSec =  CLng(10 * aCount / tm) / 10
	Dim summary As String
	summary = tm &amp; " sec for " &amp; aCount &amp; " assertions, "_
		&amp; chr(13) &amp; "that's ~" &amp; aPerSec &amp; " assertions/sec"
	If isMissing(rng) Then
		MsgBox(summary)
	End If
	result = summary
	test_Parser = result
End Function

'= test helpers ===============================================================

Function refute_parses(p As Parser, ByVal ss As Variant)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nextAsc()
	Dim p As Parser
	Set p = pNextAsc
	
	refute_parses(p, "").x
	assert_parses(p, " ",		asc(" "), 2).x
	assert_parses(p, "a",		asc("a"), 2).x
	assert_parses(p, "1",		asc("1"), 2).x
	assert_parses(p, "[]",		asc("["), 2).x
	assert_parses(p, "abcd",	asc("a"), 2).x
	assert_parses(p, chr(13),	      13, 2).x
	assert_parses(p, chr( 9),	       9, 2).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Expr()
	Dim p As Parser
	p = pTypeExpr
	
	assert_parses(p, "Bool", "Bool", 5).x
	assert_parses(p, "Int",	 "Int", 4).x
	assert_parses(p, "Int-&gt;Int",	 "(-&gt; Int Int)", 9).x
'	assert_parses(p, "Int-&gt;Int",	 "[Int, Int]", 9).x
	assert_parses(p, "Int-&gt;Str-&gt;Bool",	 "(-&gt; Int (-&gt; Str Bool))", 15).x
'	assert_parses(p, "Int-&gt;Str-&gt;Bool",	 "[Int, [Str, Bool]]", 15).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0 ", 		List(0, 1), 3).x
	assert_parses(p, "102345", 		List(5, 4, 3, 2, 0, 1), 7).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0 ", 		List(0, 1), 3).x
	assert_parses(p, "102345", 		List(5, 4, 3, 2, 0, 1),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f = TParser_toString
	assertEqual(isFn(f), True).x
	assertEqual(arity(f),   1).x
	
	assert_toStr(pFail, 							"fail").x
	assert_toStr(pReturn(7), 						"(return 7)").x
	assert_toStr(pReturn("seven"),					"(return 'seven')").x
	assert_toStr(pStr("a"),							"(str 'a')").x
	assert_toStr(pChoice(pStr("a"), pStr("b")),		"((str 'a') +++ (str 'b'))").x
	assert_toStr(pChoice(pStr("b"), pStr("a")),		"((str 'b') +++ (str 'a'))").x
	assert_toStr(pZeroOrOne(pStr("a")),				"(str 'a')?").x
	' double p?? is the same as p?:
	assert_toStr(pZeroOrOne(pZeroOrOne(pStr("a"))),	"(str 'a')?").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6_Scratch"/>
  <library:element library:name="M01_Common"/>
  <library:element library:name="M05_Parser"/>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